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 'act_as_page_extractor/version'</text:p>
      <text:p text:style-name="Standard"/>
      <text:p text:style-name="Standard">require 'active_record'</text:p>
      <text:p text:style-name="Standard"/>
      <text:p text:style-name="Standard">require 'awesome_print'</text:p>
      <text:p text:style-name="Standard">require 'filesize'</text:p>
      <text:p text:style-name="Standard">require 'total_compressor'</text:p>
      <text:p text:style-name="Standard">require 'docsplit'</text:p>
      <text:p text:style-name="Standard">require 'pdf_utils'</text:p>
      <text:p text:style-name="Standard">require 'prawn'</text:p>
      <text:p text:style-name="Standard">require 'pdf-reader'</text:p>
      <text:p text:style-name="Standard"/>
      <text:p text:style-name="Standard">require 'act_as_page_extractor/modules/tools.rb'</text:p>
      <text:p text:style-name="Standard">require 'act_as_page_extractor/modules/validating.rb'</text:p>
      <text:p text:style-name="Standard">require 'act_as_page_extractor/modules/unzipping.rb'</text:p>
      <text:p text:style-name="Standard">require 'act_as_page_extractor/modules/extracting.rb'</text:p>
      <text:p text:style-name="Standard">require 'act_as_page_extractor/modules/saving.rb'</text:p>
      <text:p text:style-name="Standard"/>
      <text:p text:style-name="Standard">require 'act_as_page_extractor/modules/interface'</text:p>
      <text:p text:style-name="Standard"/>
      <text:p text:style-name="Standard">module ActAsPageExtractor</text:p>
      <text:p text:style-name="Standard"/>
      <text:p text:style-name="Standard"><text:s text:c="2"/>extend ActiveSupport::Concern</text:p>
      <text:p text:style-name="Standard"/>
      <text:p text:style-name="Standard"><text:s text:c="2"/>included do</text:p>
      <text:p text:style-name="Standard"><text:s text:c="4"/>before_create { self.page_extraction_state = EXTRACTING_STATES[:new] }</text:p>
      <text:p text:style-name="Standard"><text:s text:c="4"/>before_destroy :remove_files</text:p>
      <text:p text:style-name="Standard"><text:s text:c="2"/>end</text:p>
      <text:p text:style-name="Standard"/>
      <text:p text:style-name="Standard"><text:s text:c="2"/># attr_reader :options</text:p>
      <text:p text:style-name="Standard"/>
      <text:p text:style-name="Standard"><text:s text:c="2"/>module ClassMethods</text:p>
      <text:p text:style-name="Standard"><text:s text:c="4"/>def act_as_page_extractor(options: {})</text:p>
      <text:p text:style-name="Standard"><text:s text:c="6"/>define_method(:save_as_pdf){|*args| options[:save_as_pdf] }</text:p>
      <text:p text:style-name="Standard"><text:s text:c="6"/>define_method(:extracted_filename){|*args| self.send(options[:filename].to_sym) }</text:p>
      <text:p text:style-name="Standard"><text:s text:c="6"/>ActAsPageExtractor.define_singleton_method(:extracted_filename) {|*args| options[:filename] }</text:p>
      <text:p text:style-name="Standard"><text:s text:c="6"/>ActAsPageExtractor.define_singleton_method(:document_class) {|*args| options[:document_class].constantize }</text:p>
      <text:p text:style-name="Standard"><text:s text:c="6"/>define_method(:extracted_document_id){|*args| options[:document_id] }</text:p>
      <text:p text:style-name="Standard"><text:s text:c="6"/>define_method(:additional_fields){|*args| options[:additional_fields] }</text:p>
      <text:p text:style-name="Standard"><text:s text:c="4"/>end</text:p>
      <text:p text:style-name="Standard"><text:s text:c="2"/>end</text:p>
      <text:p text:style-name="Standard"/>
      <text:p text:style-name="Standard"><text:s text:c="2"/>EXTRACTING_STATES = {</text:p>
      <text:p text:style-name="Standard"><text:s text:c="4"/>new: 'new',</text:p>
      <text:p text:style-name="Standard"><text:s text:c="4"/>extracting: 'extracting',</text:p>
      <text:p text:style-name="Standard"><text:s text:c="4"/>extracted: 'extracted',</text:p>
      <text:p text:style-name="Standard"><text:s text:c="4"/>'error.extraction': 'error.extraction'</text:p>
      <text:p text:style-name="Standard"><text:s text:c="2"/>}.freeze</text:p>
      <text:p text:style-name="Standard"><text:soft-page-break/></text:p>
      <text:p text:style-name="Standard"><text:s text:c="2"/>TMP_EXTRACTION_FILE_STORAGE = "#{Dir.pwd}/tmp/page_extraction".freeze</text:p>
      <text:p text:style-name="Standard"><text:s text:c="2"/>FILE_STORAGE = "#{Dir.pwd}/public".freeze</text:p>
      <text:p text:style-name="Standard"><text:s text:c="2"/>PDF_STORAGE = "#{FILE_STORAGE}/uploads/extracted/pdf".freeze</text:p>
      <text:p text:style-name="Standard"/>
      <text:p text:style-name="Standard"><text:s text:c="2"/>def initialized</text:p>
      <text:p text:style-name="Standard"><text:s text:c="4"/># add all need callbacks</text:p>
      <text:p text:style-name="Standard"><text:s text:c="6"/>#on destroy remove pdf</text:p>
      <text:p text:style-name="Standard"/>
      <text:p text:style-name="Standard"><text:s text:c="4"/>#Add to Readme!!</text:p>
      <text:p text:style-name="Standard"><text:s text:c="4"/>#rails g act_as_page_extractor:migration Document category_id user_id</text:p>
      <text:p text:style-name="Standard"><text:s text:c="4"/># add to [Document] model:</text:p>
      <text:p text:style-name="Standard"><text:s text:c="4"/># has_many :extracted_pages, dependent: :destroy</text:p>
      <text:p text:style-name="Standard"><text:s text:c="4"/>create_pdf_dir</text:p>
      <text:p text:style-name="Standard"><text:s text:c="2"/>end</text:p>
      <text:p text:style-name="Standard"/>
      <text:p text:style-name="Standard"><text:s text:c="2"/>def page_extract!</text:p>
      <text:p text:style-name="Standard"><text:s text:c="4"/>initialized</text:p>
      <text:p text:style-name="Standard"><text:s text:c="4"/>cleanup_pages</text:p>
      <text:p text:style-name="Standard"><text:s text:c="4"/>create_tmp_dir</text:p>
      <text:p text:style-name="Standard"><text:s text:c="4"/>begin</text:p>
      <text:p text:style-name="Standard"><text:s text:c="6"/>copy_document</text:p>
      <text:p text:style-name="Standard"><text:s text:c="6"/># debug_info</text:p>
      <text:p text:style-name="Standard"><text:s text:c="6"/>unzip_document</text:p>
      <text:p text:style-name="Standard"><text:s text:c="6"/>if valid_document</text:p>
      <text:p text:style-name="Standard"><text:s text:c="8"/>extract_pages</text:p>
      <text:p text:style-name="Standard"><text:s text:c="8"/>save_to_db</text:p>
      <text:p text:style-name="Standard"><text:s text:c="6"/>end</text:p>
      <text:p text:style-name="Standard"><text:s text:c="4"/>ensure</text:p>
      <text:p text:style-name="Standard"><text:s text:c="6"/>update_state</text:p>
      <text:p text:style-name="Standard"><text:s text:c="6"/>save_pdf</text:p>
      <text:p text:style-name="Standard"><text:s text:c="6"/>finish</text:p>
      <text:p text:style-name="Standard"><text:s text:c="4"/>end</text:p>
      <text:p text:style-name="Standard"><text:s text:c="2"/>end</text:p>
      <text:p text:style-name="Standard"/>
      <text:p text:style-name="Standard"><text:s text:c="2"/>def create_pdf_dir</text:p>
      <text:p text:style-name="Standard"><text:s text:c="4"/>if save_as_pdf</text:p>
      <text:p text:style-name="Standard"><text:s text:c="6"/>FileUtils::mkdir_p(PDF_STORAGE) unless File.exists?(PDF_STORAGE)</text:p>
      <text:p text:style-name="Standard"><text:s text:c="4"/>end</text:p>
      <text:p text:style-name="Standard"><text:s text:c="2"/>end</text:p>
      <text:p text:style-name="Standard"/>
      <text:p text:style-name="Standard"><text:s text:c="2"/>def create_tmp_dir</text:p>
      <text:p text:style-name="Standard"><text:s text:c="4"/>@tmp_dir = "#{TMP_EXTRACTION_FILE_STORAGE}/#{SecureRandom.hex(6)}"</text:p>
      <text:p text:style-name="Standard"><text:s text:c="4"/>FileUtils::mkdir_p(@tmp_dir) unless File.exists?(@tmp_dir)</text:p>
      <text:p text:style-name="Standard"><text:s text:c="2"/>end</text:p>
      <text:p text:style-name="Standard"/>
      <text:p text:style-name="Standard"><text:s text:c="2"/>def copy_document</text:p>
      <text:p text:style-name="Standard"><text:s text:c="4"/>@origin_document_path = "#{FILE_STORAGE}#{self.send(:extracted_filename).url.to_s}"</text:p>
      <text:p text:style-name="Standard"><text:s text:c="4"/>ap @origin_document_path</text:p>
      <text:p text:style-name="Standard"><text:soft-page-break/><text:s text:c="4"/>FileUtils.cp(@origin_document_path, @tmp_dir)</text:p>
      <text:p text:style-name="Standard"><text:s text:c="4"/>@copy_document_path = "#{@tmp_dir}/#{@origin_document_path.split("/").last}"</text:p>
      <text:p text:style-name="Standard"><text:s text:c="4"/>@document_filename = @origin_document_path.split("/").last</text:p>
      <text:p text:style-name="Standard"><text:s text:c="2"/>end</text:p>
      <text:p text:style-name="Standard"/>
      <text:p text:style-name="Standard"><text:s text:c="2"/>def finish</text:p>
      <text:p text:style-name="Standard"><text:s text:c="4"/>remove_tmp_dir</text:p>
      <text:p text:style-name="Standard"><text:s text:c="2"/>end</text:p>
      <text:p text:style-name="Standard"/>
      <text:p text:style-name="Standard"><text:s text:c="2"/>def remove_tmp_dir</text:p>
      <text:p text:style-name="Standard"><text:s text:c="4"/>FileUtils.rm_rf(@tmp_dir) if @tmp_dir =~ /\/tmp\//</text:p>
      <text:p text:style-name="Standard"><text:s text:c="2"/>end</text:p>
      <text:p text:style-name="Standard">end</text:p>
      <text:p text:style-name="Standard"/>
      <text:p text:style-name="Standard"># rails g model ExtractedPage page:text document_id:integer category_id:integer page_number:integer</text:p>
      <text:p text:style-name="Standard"/>
      <text:p text:style-name="Standard"># Rails 4 way</text:p>
      <text:p text:style-name="Standard"># 9.2.7.1 Multiple Callback Methods in One Class</text:p>
      <text:p text:style-name="Standard"># 258 page</text:p>
      <text:p text:style-name="Standard"/>
      <text:p text:style-name="Standard"># class ActiveRecord::Base</text:p>
      <text:p text:style-name="Standard"># <text:s text:c="2"/>def self.acts_as_page_extractor(document_field=:filename)</text:p>
      <text:p text:style-name="Standard"># <text:s text:c="4"/>auditor = Auditor.new(audit_log)</text:p>
      <text:p text:style-name="Standard"># <text:s text:c="4"/>after_create auditor</text:p>
      <text:p text:style-name="Standard"># <text:s text:c="4"/>after_update auditor</text:p>
      <text:p text:style-name="Standard"># <text:s text:c="4"/>after_destroy auditor</text:p>
      <text:p text:style-name="Standard"># <text:s text:c="2"/>end</text:p>
      <text:p text:style-name="Standard">#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7:05:10</meta:creation-date>
    <dc:language>en-US</dc:language>
    <meta:editing-cycles>0</meta:editing-cycles>
    <meta:editing-duration>P0D</meta:editing-duration>
    <meta:generator>LibreOffice/4.2.8.2$Linux_X86_64 LibreOffice_project/420m0$Build-2</meta:generator>
    <meta:document-statistic meta:table-count="0" meta:image-count="0" meta:object-count="0" meta:page-count="3" meta:paragraph-count="103" meta:word-count="243" meta:character-count="3275" meta:non-whitespace-character-count="2829"/>
  </office:meta>
</office:document-meta>
</file>